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3f878" officeooo:paragraph-rsid="0013f87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f878" officeooo:paragraph-rsid="0013f87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b2be" officeooo:paragraph-rsid="0015b2be" style:font-size-asian="10.5pt" style:font-weight-asian="normal" style:font-size-complex="12pt" style:font-weight-complex="normal"/>
    </style:style>
    <style:style style:name="T1" style:family="text">
      <style:text-properties officeooo:rsid="0016c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ocro’s</text:p>
      <text:p text:style-name="P2"/>
      <text:p text:style-name="P2"/>
      <text:p text:style-name="P3">Wij gaan het in onze presentatie hebben over het uitleggen van verschillende manieren en personen. <text:s/>Hierbij bedoel ik ook dat je niet bang hoeft te zijn of te schamen voor andere af komsten. Ook is de bedoeling dat iedereen met elkaar werkt en <text:span text:style-name="T1">een</text:span> <text:span text:style-name="T1">hele goeie sfeer ontwikkelt. 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37:16.514000000</meta:creation-date>
    <dc:date>2022-09-05T11:03:08.156000000</dc:date>
    <meta:editing-duration>PT2M59S</meta:editing-duration>
    <meta:editing-cycles>1</meta:editing-cycles>
    <meta:document-statistic meta:table-count="0" meta:image-count="0" meta:object-count="0" meta:page-count="1" meta:paragraph-count="2" meta:word-count="50" meta:character-count="288" meta:non-whitespace-character-count="238"/>
    <meta:generator>LibreOffice/7.2.5.2$Windows_X86_64 LibreOffice_project/499f9727c189e6ef3471021d6132d4c694f357e5</meta:generator>
  </office:meta>
</office:document-meta>
</file>